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54ed0"/>
    </style:style>
    <style:style style:name="T6" style:family="text">
      <style:text-properties officeooo:rsid="00482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6">2e3</text:span><text:a xlink:type="simple" xlink:href="https://CODERPROG.COM/MASTER-PRACTICAL-JAVA-DEVELOPMENT/1de" text:style-name="Internet_20_link" text:visited-style-name="Visited_20_Internet_20_Link"><text:span text:style-name="T6">de</text:span></text:a><text:span text:style-name="T6">5</text:span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1T18:30:16.862727887</dc:date>
    <meta:editing-duration>PT38M20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7" meta:non-whitespace-character-count="537"/>
  </office:meta>
</office:document-meta>
</file>